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4a9" officeooo:paragraph-rsid="000354a9"/>
    </style:style>
    <style:style style:name="P2" style:family="paragraph" style:parent-style-name="Standard">
      <style:text-properties officeooo:rsid="0004975a" officeooo:paragraph-rsid="000497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</text:p>
      <text:p text:style-name="P1"/>
      <text:p text:style-name="P1"/>
      <text:p text:style-name="P2">indi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2:57.536482497</meta:creation-date>
    <dc:date>2021-10-18T12:42:36.398472488</dc:date>
    <meta:editing-duration>PT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13" meta:non-whitespace-character-count="12"/>
  </office:meta>
</office:document-meta>
</file>